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94131" officeooo:paragraph-rsid="00194131"/>
    </style:style>
    <style:style style:name="P2" style:family="paragraph" style:parent-style-name="Text_20_body">
      <style:text-properties officeooo:rsid="001b1cec" officeooo:paragraph-rsid="001b1c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ript: Word recall</text:h>
      <text:p text:style-name="P1">Human: I forgot a word<text:line-break/>Robot: Could you describe it?<text:line-break/>H: Yes, it’s porcelain.<text:line-break/>R: It’s porcelain. Could you tell me more?<text:line-break/>H: Yes, it’s round.<text:line-break/>R: It’s round. Could you tell me more?<text:line-break/>H: It’s wide and flat.<text:line-break/>R: I know. It’s a plate. [Display a plate]</text:p>
      <text:h text:style-name="Heading_20_1" text:outline-level="1">Script: Movement</text:h>
      <text:p text:style-name="P2">H: I’m bored.<text:line-break/>R: Would you like to go out?<text:line-break/>H: Yes, that’s a good idea.<text:line-break/>R: What about a little shopping in De Bijenkorf?<text:line-break/>H: Yes.<text:line-break/>R: Great! I will call you an U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20:23:39.822318000</meta:creation-date>
    <dc:date>2016-11-19T20:55:01.614098000</dc:date>
    <meta:editing-duration>PT21M7S</meta:editing-duration>
    <meta:editing-cycles>1</meta:editing-cycles>
    <meta:document-statistic meta:table-count="0" meta:image-count="0" meta:object-count="0" meta:page-count="1" meta:paragraph-count="4" meta:word-count="88" meta:character-count="441" meta:non-whitespace-character-count="357"/>
    <meta:generator>LibreOffice/5.2.3.3$MacOSX_X86_64 LibreOffice_project/d54a8868f08a7b39642414cf2c8ef2f228f780cf</meta:generator>
  </office:meta>
</office:document-meta>
</file>